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end" style:justify-single-word="false"/>
      <style:text-properties style:font-name="Nada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Nada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Nada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style:font-name="Arial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margin-top="0in" fo:margin-bottom="0in" fo:line-height="100%" fo:text-align="start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margin-top="0in" fo:margin-bottom="0in" fo:line-height="100%" fo:text-align="end" style:justify-single-word="false"/>
      <style:text-properties style:font-name="Nada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Nada"/>
    </style:style>
    <style:style style:name="P12" style:family="paragraph" style:parent-style-name="Standard">
      <style:paragraph-properties fo:margin-top="0in" fo:margin-bottom="0in" fo:line-height="100%" fo:text-align="end" style:justify-single-word="false" fo:break-before="page"/>
      <style:text-properties style:font-name="Nad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font-weight="bold"/>
    </style:style>
    <style:style style:name="T4" style:family="text">
      <style:text-properties style:font-size-asian="16pt"/>
    </style:style>
    <style:style style:name="T5" style:family="text">
      <style:text-properties style:font-weight-asian="bold"/>
    </style:style>
    <style:style style:name="T6" style:family="text">
      <style:text-properties style:font-size-complex="16pt"/>
    </style:style>
    <style:style style:name="T7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3">Sistema</text:p>
      <text:p text:style-name="P3">N.E.R.D. da AAAMAT</text:p>
      <text:p text:style-name="P2"/>
      <text:p text:style-name="P2"/>
      <text:p text:style-name="P2"/>
      <text:p text:style-name="P2">Relatório sobre Modelage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1">Engenharia de Software</text:p>
      <text:p text:style-name="P1">07/10/2009 <text:s text:c="8"/></text:p>
      <text:p text:style-name="P1">Versão 1 <text:s text:c="9"/></text:p>
      <text:p text:style-name="P1">Professor Gerosa </text:p>
      <text:p text:style-name="P1"/>
      <text:p text:style-name="P1"/>
      <text:p text:style-name="P12"/>
      <text:p text:style-name="P4"/>
      <text:p text:style-name="P6">Participação de cada membro do grupo</text:p>
      <text:p text:style-name="P5"/>
      <text:p text:style-name="P5"><text:tab/>Todos os membros do grupo participaram igualmente e integralmente de todas as partes do projeto até o momento.</text:p>
      <text:p text:style-name="P5"/>
      <text:p text:style-name="P6">Organização</text:p>
      <text:p text:style-name="P6"/>
      <text:p text:style-name="P7"><text:tab/>Para elaboração dos diagramas, o grupo se reuniu uma vez, somando um total aproximado de 5 horas. </text:p>
      <text:p text:style-name="P7"><text:tab/></text:p>
      <text:p text:style-name="P6">Dificuldades encontradas</text:p>
      <text:p text:style-name="P7"><text:tab/></text:p>
      <text:p text:style-name="P7"><text:tab/>Tivemos dificuldade para começar a fazer os diagramas, pois não tinhamos exemplos não existia uma explicação formal sobre o que era pretendido em cada diagrama.</text:p>
      <text:p text:style-name="P7"><text:tab/>Estamos cada vez mais ansiosos para deixar de planejar e implementar o sistema. Além disso, estamos planejando e pensando tanto em problemas que provavelmente não teremos durante a implementação.</text:p>
      <text:p text:style-name="P7"/>
      <text:p text:style-name="P6">Lições aprendidas</text:p>
      <text:p text:style-name="P7"/>
      <text:p text:style-name="P7"><text:tab/>Ao final dessa fase sabemos mais sobre UML.</text:p>
      <text:p text:style-name="P7"/>
      <text:p text:style-name="P6">Ajustes necessários nos artefatos</text:p>
      <text:p text:style-name="P6"/>
      <text:p text:style-name="P6"><text:tab/><text:span text:style-name="T1">Não tinhamos nenhum template para segu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22:20:32</meta:creation-date>
    <dc:date>2009-11-08T20:18:31</dc:date>
    <meta:editing-duration>PT01H30M23S</meta:editing-duration>
    <meta:editing-cycles>16</meta:editing-cycles>
    <meta:generator>OpenOffice.org/3.1$Linux OpenOffice.org_project/310m19$Build-9420</meta:generator>
    <dc:creator>Thiago Colucci</dc:creator>
    <meta:document-statistic meta:table-count="0" meta:image-count="0" meta:object-count="0" meta:page-count="2" meta:paragraph-count="23" meta:word-count="143" meta:character-count="972"/>
    <meta:user-defined meta:name="Info 1"/>
    <meta:user-defined meta:name="Info 2"/>
    <meta:user-defined meta:name="Info 3"/>
    <meta:user-defined meta:name="Info 4"/>
  </office:meta>
</office:document-meta>
</file>